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1465in"/>
    </style:style>
    <style:style style:name="co2" style:family="table-column">
      <style:table-column-properties fo:break-before="auto" style:column-width="3.8091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PROBABILITY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n,9,y,7,aa,11,ad,3,af,ag,al,am,an,10,1,2,4,6,</text:p>
          </table:table-cell>
          <table:table-cell office:value-type="string">
            <text:p>a,11,3,af,ag,an,10,</text:p>
          </table:table-cell>
          <table:table-cell office:value-type="string">
            <text:p>a,11,3,af,ag,an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c,d,e,n,9,y,7,aa,11,ad,3,af,ag,al,am,an,ao,10,1,2,6,</text:p>
          </table:table-cell>
          <table:table-cell office:value-type="string">
            <text:p>a,3,af,ag,an,ao,10,</text:p>
          </table:table-cell>
          <table:table-cell office:value-type="string">
            <text:p>a,3,af,ag,an,ao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n,y,7,aa,11,ad,3,af,ag,aj,al,am,an,10,1,2,4,</text:p>
          </table:table-cell>
          <table:table-cell office:value-type="string">
            <text:p>a,11,3,af,ag,an,10,1,</text:p>
          </table:table-cell>
          <table:table-cell office:value-type="string">
            <text:p>a,11,3,af,ag,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n,9,y,7,aa,11,ad,3,af,ag,aj,al,am,an,10,1,2,4,6,</text:p>
          </table:table-cell>
          <table:table-cell office:value-type="string">
            <text:p>a,3,af,ag,an,10,</text:p>
          </table:table-cell>
          <table:table-cell office:value-type="string">
            <text:p>a,3,af,ag,an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h,n,9,y,7,aa,11,ad,3,af,ag,aj,al,am,an,10,1,2,4,</text:p>
          </table:table-cell>
          <table:table-cell office:value-type="string">
            <text:p>a,h,11,3,af,ag,an,10,1,</text:p>
          </table:table-cell>
          <table:table-cell office:value-type="string">
            <text:p>a,h,11,3,af,ag,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h,n,y,7,aa,11,ad,3,af,ag,aj,al,am,an,10,1,2,4,</text:p>
          </table:table-cell>
          <table:table-cell office:value-type="string">
            <text:p>a,h,11,3,af,ag,an,10,1,</text:p>
          </table:table-cell>
          <table:table-cell office:value-type="string">
            <text:p>a,h,11,3,af,ag,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h,n,9,y,7,aa,11,ad,3,af,ag,aj,al,am,an,10,1,2,4,</text:p>
          </table:table-cell>
          <table:table-cell office:value-type="string">
            <text:p>a,h,11,3,af,ag,an,10,1,</text:p>
          </table:table-cell>
          <table:table-cell office:value-type="string">
            <text:p>a,h,11,3,af,ag,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n,9,y,7,aa,11,ad,3,af,ag,aj,al,am,an,10,1,2,4,6,</text:p>
          </table:table-cell>
          <table:table-cell office:value-type="string">
            <text:p>a,3,af,ag,an,10,</text:p>
          </table:table-cell>
          <table:table-cell office:value-type="string">
            <text:p>a,3,af,ag,an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n,9,y,7,aa,11,ad,3,af,ag,al,am,an,10,1,2,6,</text:p>
          </table:table-cell>
          <table:table-cell office:value-type="string">
            <text:p>a,3,af,ag,an,10,</text:p>
          </table:table-cell>
          <table:table-cell office:value-type="string">
            <text:p>a,3,af,ag,an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n,9,y,7,aa,11,ad,3,af,ag,al,am,an,10,1,2,6,</text:p>
          </table:table-cell>
          <table:table-cell office:value-type="string">
            <text:p>a,3,af,ag,an,10,</text:p>
          </table:table-cell>
          <table:table-cell office:value-type="string">
            <text:p>a,3,af,ag,an,10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PROBABILITY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e,i,l,n,y,7,aa,13,11,ad,ae,3,af,ag,ai,al,am,ap,10,1,2,4,</text:p>
          </table:table-cell>
          <table:table-cell office:value-type="string">
            <text:p>a,11,ad,3,af,ag,ap,10,</text:p>
          </table:table-cell>
          <table:table-cell office:value-type="string">
            <text:p>a,11,ad,3,af,ag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e,i,l,n,y,7,aa,13,11,ad,ae,3,af,ag,ai,al,am,ap,10,1,2,4,</text:p>
          </table:table-cell>
          <table:table-cell office:value-type="string">
            <text:p>a,11,ad,3,af,ag,ap,10,</text:p>
          </table:table-cell>
          <table:table-cell office:value-type="string">
            <text:p>a,11,ad,3,af,ag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e,i,l,n,y,7,aa,13,11,ad,ae,3,af,ag,ai,al,am,ap,10,1,2,4,</text:p>
          </table:table-cell>
          <table:table-cell office:value-type="string">
            <text:p>a,11,ad,3,af,ag,ap,10,</text:p>
          </table:table-cell>
          <table:table-cell office:value-type="string">
            <text:p>a,11,ad,3,af,ag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e,i,l,n,y,7,aa,13,11,ad,ae,3,af,ag,ai,al,am,ap,10,1,2,4,</text:p>
          </table:table-cell>
          <table:table-cell office:value-type="string">
            <text:p>a,11,ad,3,af,ag,ap,10,</text:p>
          </table:table-cell>
          <table:table-cell office:value-type="string">
            <text:p>a,11,ad,3,af,ag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e,i,l,n,y,7,aa,13,11,ad,ae,3,af,ag,ai,al,am,ap,10,1,2,4,</text:p>
          </table:table-cell>
          <table:table-cell office:value-type="string">
            <text:p>a,11,ad,3,af,ag,ap,10,</text:p>
          </table:table-cell>
          <table:table-cell office:value-type="string">
            <text:p>a,11,ad,3,af,ag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e,i,l,n,y,7,aa,13,11,ad,ae,3,af,ag,ai,al,am,ap,10,1,2,4,</text:p>
          </table:table-cell>
          <table:table-cell office:value-type="string">
            <text:p>a,11,ad,3,af,ag,ap,10,</text:p>
          </table:table-cell>
          <table:table-cell office:value-type="string">
            <text:p>a,11,ad,3,af,ag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e,i,l,n,y,7,aa,13,11,ad,ae,3,af,ag,ai,al,am,ap,10,1,2,4,</text:p>
          </table:table-cell>
          <table:table-cell office:value-type="string">
            <text:p>a,11,ad,3,af,ag,ap,10,</text:p>
          </table:table-cell>
          <table:table-cell office:value-type="string">
            <text:p>a,11,ad,3,af,ag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e,i,l,n,y,7,aa,13,11,ad,ae,3,af,ag,ai,al,am,ap,10,1,2,4,</text:p>
          </table:table-cell>
          <table:table-cell office:value-type="string">
            <text:p>a,11,ad,3,af,ag,ap,10,</text:p>
          </table:table-cell>
          <table:table-cell office:value-type="string">
            <text:p>a,11,ad,3,af,ag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e,i,l,n,y,7,aa,13,11,ad,ae,3,af,ag,ai,al,am,ap,10,1,2,4,</text:p>
          </table:table-cell>
          <table:table-cell office:value-type="string">
            <text:p>a,11,ad,3,af,ag,ap,10,</text:p>
          </table:table-cell>
          <table:table-cell office:value-type="string">
            <text:p>a,11,ad,3,af,ag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OW ODNIESIENIA</text:p>
          </table:table-cell>
          <table:table-cell office:value-type="string">
            <text:p>25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OW ODNIESIENIA</text:p>
          </table:table-cell>
          <table:table-cell office:value-type="float" office:value="51.0204081632653">
            <text:p>51.02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OW ODNIESIENIA</text:p>
          </table:table-cell>
          <table:table-cell office:value-type="string">
            <text:p>a,b,d,e,i,l,n,y,7,aa,13,11,ad,ae,3,af,ag,ai,al,am,ap,10,1,2,4,</text:p>
          </table:table-cell>
          <table:table-cell office:value-type="string">
            <text:p>a,11,ad,3,af,ag,ap,10,</text:p>
          </table:table-cell>
          <table:table-cell office:value-type="string">
            <text:p>a,11,ad,3,af,ag,ap,1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5:03:30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